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2000000DC1EF1921E.png" manifest:media-type="image/png"/>
  <manifest:file-entry manifest:full-path="Pictures/1000246E00003A17000016C472F075D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cccccc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999cm, 3.5cm, 0cm)" draw:image-opacity="100%" style:mirror="non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1cm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DejaVu Sans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DejaVu Sans Condensed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DejaVu Sans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5cm" svg:x="4.2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9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81cm" svg:height="1.9cm" svg:x="4.91cm" svg:y="3.3cm">
          <text:p/>
          <draw:enhanced-geometry svg:viewBox="0 0 21600 21600" draw:text-areas="?f0 ?f7 ?f2 21600" draw:type="up-arrow" draw:modifiers="10294.0662086196 7036.908727514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6.976cm" svg:height="2.734cm" svg:x="2.312cm" svg:y="5.785cm">
          <draw:image xlink:href="Pictures/1000246E00003A17000016C472F075D9.svg" xlink:type="simple" xlink:show="embed" xlink:actuate="onLoad">
            <text:p/>
          </draw:image>
          <draw:image xlink:href="Pictures/1000020100000232000000DC1EF1921E.png" xlink:type="simple" xlink:show="embed" xlink:actuate="onLoad"/>
        </draw:frame>
        <draw:custom-shape draw:style-name="gr2" draw:text-style-name="P1" draw:layer="layout" svg:width="9.6cm" svg:height="2.7cm" svg:x="1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1cm" svg:height="1.143cm" draw:transform="rotate (-1.5707963267949) translate (10.45cm 10.115cm)">
          <text:p/>
          <draw:enhanced-geometry svg:viewBox="0 0 21600 21600" draw:text-areas="?f0 ?f7 ?f2 21600" draw:type="up-arrow" draw:modifiers="10294.0662086196 7036.908727514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7.6cm" svg:height="2.4cm" svg:x="2.4cm" svg:y="9.4cm">
          <draw:text-box>
            <text:p text:style-name="P2"><text:span text:style-name="T1">It's NOT</text:span></text:p>
            <text:p text:style-name="P2"><text:span text:style-name="T1">TokyoHackerspace!</text:span></text:p>
            <text:p text:style-name="P2"><text:span text:style-name="T2">DO NOT PUSH this button.</text:span></text:p>
          </draw:text-box>
        </draw:frame>
        <draw:custom-shape draw:style-name="gr6" draw:text-style-name="P1" draw:layer="layout" svg:width="1.2cm" svg:height="1.2cm" svg:x="1.2cm" svg:y="10.1cm">
          <text:p/>
          <draw:enhanced-geometry svg:viewBox="0 0 21600 21600" draw:glue-points="10800 0 3163 3163 0 10800 3163 18437 10800 21600 18437 18437 21600 10800 18437 3163" draw:text-areas="3163 3163 18437 18437" draw:type="forbidden" draw:modifiers="4154.53788509575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3.2cm" svg:height="2cm" svg:x="13.5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062cm" svg:height="1.2cm" svg:x="13.569cm" svg:y="2.7cm">
          <draw:image xlink:href="Pictures/1000246E00003A17000016C472F075D9.svg" xlink:type="simple" xlink:show="embed" xlink:actuate="onLoad">
            <text:p/>
          </draw:image>
          <draw:image xlink:href="Pictures/1000020100000232000000DC1EF1921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02:00.136181151</meta:creation-date>
    <meta:print-date>2018-01-24T21:00:41.574619732</meta:print-date>
    <dc:date>2018-01-24T21:07:15.992287101</dc:date>
    <meta:editing-duration>PT4M34S</meta:editing-duration>
    <meta:editing-cycles>1</meta:editing-cycles>
    <meta:document-statistic meta:object-count="10"/>
    <meta:generator>LibreOffice/4.2.8.2$Linux_X86_64 LibreOffice_project/420m0$Build-2</meta:generator>
  </office:meta>
</office:document-meta>
</file>